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gr6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/>
    </style:style>
    <style:style style:name="gr65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fo:min-height="0.513cm"/>
    </style:style>
    <style:style style:name="gr67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</style:style>
    <style:style style:name="gr68" style:family="graphic" style:parent-style-name="standard">
      <style:graphic-properties draw:stroke="none" svg:stroke-color="#000000" draw:fill="none" draw:fill-color="#ffffff" fo:min-height="1.274cm"/>
    </style:style>
    <style:style style:name="gr6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42cm" fo:padding-top="0.165cm" fo:padding-bottom="0.165cm" fo:padding-left="0.29cm" fo:padding-right="0.29cm"/>
    </style:style>
    <style:style style:name="gr70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3.285cm"/>
    </style:style>
    <style:style style:name="gr71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7cm" fo:padding-top="0.165cm" fo:padding-bottom="0.165cm" fo:padding-left="0.29cm" fo:padding-right="0.29cm"/>
    </style:style>
    <style:style style:name="gr7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4.867cm"/>
    </style:style>
    <style:style style:name="gr73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4.001cm"/>
    </style:style>
    <style:style style:name="gr7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6.332cm" fo:padding-top="0.165cm" fo:padding-bottom="0.165cm" fo:padding-left="0.29cm" fo:padding-right="0.29cm"/>
    </style:style>
    <style:style style:name="gr75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8.644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ce181e" fo:font-size="13pt" style:font-size-asian="13pt" style:font-size-complex="13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</text:span><text:span text:style-name="T3">Lo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awCatTreeDist</text:span><text:span text:style-name="T2">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  <draw:page draw:name="page2" draw:style-name="dp1" draw:master-page-name="Default">
        <draw:custom-shape draw:style-name="gr64" draw:text-style-name="P27" xml:id="id78" draw:id="id78" draw:layer="layout" svg:width="8.563cm" svg:height="0.702cm" svg:x="7.914cm" svg:y="11.8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0.351cm" svg:y="13.8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196cm" svg:y1="12.586cm" svg:x2="12.192cm" svg:y2="13.82cm" draw:start-shape="id78" draw:start-glue-point="6" draw:end-shape="id79" draw:end-glue-point="4" svg:d="M12196 12586v542l-4 190v502" svg:viewBox="0 0 5 1235">
          <text:p/>
        </draw:connector>
        <draw:custom-shape draw:style-name="gr61" draw:text-style-name="P20" xml:id="id80" draw:id="id80" draw:layer="layout" svg:width="3.866cm" svg:height="0.735cm" svg:x="10.265cm" svg:y="8.1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0.35cm" svg:y="10.0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198cm" svg:y1="8.903cm" svg:x2="12.191cm" svg:y2="10.011cm" draw:start-shape="id80" draw:start-glue-point="6" draw:end-shape="id81" draw:end-glue-point="4" svg:d="M12198 8903l-7 1108" svg:viewBox="0 0 8 1109">
          <text:p/>
        </draw:connector>
        <draw:connector draw:style-name="gr42" draw:text-style-name="P14" draw:layer="layout" draw:type="lines" svg:x1="12.191cm" svg:y1="10.701cm" svg:x2="12.195cm" svg:y2="11.884cm" draw:start-shape="id81" draw:start-glue-point="6" draw:end-shape="id78" draw:end-glue-point="0" svg:d="M12191 10701v502l4 140v541" svg:viewBox="0 0 5 1184">
          <text:p text:style-name="P3"><text:span text:style-name="T4"/></text:p>
          <text:p text:style-name="P3"><text:span text:style-name="T4"/></text:p>
        </draw:connector>
        <draw:custom-shape draw:style-name="gr65" draw:text-style-name="P4" xml:id="id83" draw:id="id83" draw:layer="layout" svg:width="3.866cm" svg:height="1.016cm" svg:x="16.426cm" svg:y="13.7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3.255cm" svg:y="11.7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938cm" svg:y1="12.216cm" svg:x2="7.914cm" svg:y2="12.235cm" draw:start-shape="id82" draw:start-glue-point="7" draw:end-shape="id78" draw:end-glue-point="5" svg:d="M6938 12216l976 19" svg:viewBox="0 0 977 20">
          <text:p/>
        </draw:connector>
        <draw:connector draw:style-name="gr13" draw:text-style-name="P14" draw:layer="layout" draw:type="line" svg:x1="14.034cm" svg:y1="14.264cm" svg:x2="16.426cm" svg:y2="14.262cm" draw:start-shape="id79" draw:start-glue-point="7" draw:end-shape="id83" svg:d="M14034 14264l2392-2" svg:viewBox="0 0 2393 3">
          <text:p/>
        </draw:connector>
        <draw:frame draw:style-name="gr66" draw:text-style-name="P36" draw:layer="layout" svg:width="5.207cm" svg:height="0.763cm" svg:x="16.288cm" svg:y="13.049cm">
          <draw:text-box>
            <text:p><text:span text:style-name="T10">loop_asymBruFit.rb</text:span></text:p>
          </draw:text-box>
        </draw:frame>
        <draw:custom-shape draw:style-name="gr61" draw:text-style-name="P20" xml:id="id84" draw:id="id84" draw:layer="layout" svg:width="3.866cm" svg:height="0.735cm" svg:x="23.285cm" svg:y="16.8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6" draw:text-style-name="P36" draw:layer="layout" svg:width="5.932cm" svg:height="0.763cm" svg:x="22.562cm" svg:y="15.989cm">
          <draw:text-box>
            <text:p><text:span text:style-name="T10">loop_checkInjectionFit.rb</text:span></text:p>
          </draw:text-box>
        </draw:frame>
        <draw:connector draw:style-name="gr13" draw:text-style-name="P14" draw:layer="layout" svg:x1="14.033cm" svg:y1="10.356cm" svg:x2="25.218cm" svg:y2="16.832cm" draw:start-shape="id81" draw:start-glue-point="7" draw:end-shape="id84" draw:end-glue-point="4" svg:d="M14033 10356h11185v6476" svg:viewBox="0 0 11186 6477">
          <text:p/>
        </draw:connector>
        <draw:custom-shape draw:style-name="gr11" draw:text-style-name="P12" xml:id="id85" draw:id="id85" draw:layer="layout" svg:width="3.683cm" svg:height="0.889cm" svg:x="16.521cm" svg:y="16.7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359cm" svg:y1="14.77cm" svg:x2="18.362cm" svg:y2="16.748cm" draw:start-shape="id83" draw:start-glue-point="6" draw:end-shape="id85" draw:end-glue-point="4" svg:d="M18359 14770l3 1978" svg:viewBox="0 0 4 1979">
          <text:p/>
        </draw:connector>
        <draw:connector draw:style-name="gr13" draw:text-style-name="P14" draw:layer="layout" draw:type="line" svg:x1="20.204cm" svg:y1="17.192cm" svg:x2="23.285cm" svg:y2="17.2cm" draw:start-shape="id85" draw:start-glue-point="7" draw:end-shape="id84" draw:end-glue-point="5" svg:d="M20204 17192l3081 8" svg:viewBox="0 0 3082 9">
          <text:p/>
        </draw:connector>
        <draw:custom-shape draw:style-name="gr67" draw:text-style-name="P12" xml:id="id86" draw:id="id86" draw:layer="layout" svg:width="7.475cm" svg:height="1.4cm" svg:x="21.501cm" svg:y="19.669cm">
          <text:p text:style-name="P3"><text:span text:style-name="T2">bruspin….inj*/*injectionTest.root</text:span></text:p>
          <text:p text:style-name="P3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5.218cm" svg:y1="17.567cm" svg:x2="25.239cm" svg:y2="19.669cm" draw:start-shape="id84" draw:start-glue-point="6" draw:end-shape="id86" draw:end-glue-point="4" svg:d="M25218 17567l21 2102" svg:viewBox="0 0 22 2103">
          <text:p/>
        </draw:connector>
        <draw:custom-shape draw:style-name="gr61" draw:text-style-name="P20" xml:id="id87" draw:id="id87" draw:layer="layout" svg:width="3.866cm" svg:height="0.735cm" svg:x="23.313cm" svg:y="22.7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5.239cm" svg:y1="21.069cm" svg:x2="25.246cm" svg:y2="22.709cm" draw:start-shape="id86" draw:start-glue-point="6" draw:end-shape="id87" draw:end-glue-point="4" svg:d="M25239 21069l7 1640" svg:viewBox="0 0 8 1641">
          <text:p/>
        </draw:connector>
        <draw:frame draw:style-name="gr68" draw:text-style-name="P37" draw:layer="layout" svg:width="8.128cm" svg:height="2.301cm" svg:x="4.175cm" svg:y="4.033cm">
          <draw:text-box>
            <text:p><text:span text:style-name="T11">Asymmetry </text:span><text:span text:style-name="T11">Injection</text:span></text:p>
          </draw:text-box>
        </draw:frame>
      </draw:page>
      <draw:page draw:name="page3" draw:style-name="dp1" draw:master-page-name="Default">
        <draw:frame draw:style-name="gr68" draw:text-style-name="P37" draw:layer="layout" svg:width="8.128cm" svg:height="1.524cm" svg:x="3.921cm" svg:y="2.524cm">
          <draw:text-box>
            <text:p><text:span text:style-name="T11">Coverage Plots</text:span></text:p>
          </draw:text-box>
        </draw:frame>
        <draw:custom-shape draw:style-name="gr12" draw:text-style-name="P12" xml:id="id88" draw:id="id88" draw:layer="layout" svg:width="3.683cm" svg:height="1.016cm" svg:x="4.528cm" svg:y="6.31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2" xml:id="id90" draw:id="id90" draw:layer="layout" svg:width="3.683cm" svg:height="1.016cm" svg:x="12.303cm" svg:y="6.207cm">
          <text:p text:style-name="P3"><text:span text:style-name="T2">catTree*.ro</text:span><text:span text:style-name="T2">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6.369cm" svg:y1="7.334cm" svg:x2="9cm" svg:y2="9.639cm" draw:start-shape="id88" draw:start-glue-point="6" draw:end-shape="id89" draw:end-glue-point="4" svg:d="M6369 7334v502l2631 1301v502" svg:viewBox="0 0 2632 2306">
          <text:p/>
        </draw:connector>
        <draw:connector draw:style-name="gr13" draw:text-style-name="P14" draw:layer="layout" draw:type="lines" svg:x1="14.144cm" svg:y1="7.223cm" svg:x2="9cm" svg:y2="9.639cm" draw:start-shape="id90" draw:start-glue-point="6" draw:end-shape="id89" draw:end-glue-point="4" svg:d="M14144 7223v502l-5144 1412v502" svg:viewBox="0 0 5145 2417">
          <text:p/>
        </draw:connector>
        <draw:custom-shape draw:style-name="gr57" draw:text-style-name="P31" xml:id="id89" draw:id="id89" draw:layer="layout" svg:width="1.038cm" svg:height="0.643cm" svg:x="8.481cm" svg:y="9.639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9cm" svg:y1="10.282cm" svg:x2="9.022cm" svg:y2="11.787cm" draw:start-shape="id89" draw:start-glue-point="6" draw:end-shape="id91" draw:end-glue-point="4" svg:d="M9000 10282v501l22 463v541" svg:viewBox="0 0 23 1506">
          <text:p/>
        </draw:connector>
        <draw:custom-shape draw:style-name="gr69" draw:text-style-name="P27" xml:id="id91" draw:id="id91" draw:layer="layout" svg:width="5.122cm" svg:height="0.702cm" svg:x="6.461cm" svg:y="11.787cm">
          <text:p text:style-name="P3"><text:span text:style-name="T2">TabulateBinMean</text:span><text:span text:style-name="T2">s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0" draw:text-style-name="P12" xml:id="id92" draw:id="id92" draw:layer="layout" svg:width="4.195cm" svg:height="1.016cm" svg:x="6.98cm" svg:y="14.192cm">
          <text:p text:style-name="P3"><text:span text:style-name="T2">meanvmea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9.022cm" svg:y1="12.489cm" svg:x2="9.078cm" svg:y2="14.192cm" draw:start-shape="id91" draw:start-glue-point="6" draw:end-shape="id92" draw:end-glue-point="4" svg:d="M9022 12489v542l56 660v501" svg:viewBox="0 0 57 1704">
          <text:p/>
        </draw:connector>
        <draw:custom-shape draw:style-name="gr71" draw:text-style-name="P27" xml:id="id93" draw:id="id93" draw:layer="layout" svg:width="5.15cm" svg:height="0.702cm" svg:x="6.46cm" svg:y="16.665cm">
          <text:p text:style-name="P3"><text:span text:style-name="T2">drawBinMean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9.078cm" svg:y1="15.208cm" svg:x2="9.035cm" svg:y2="16.665cm" draw:start-shape="id92" draw:start-glue-point="6" draw:end-shape="id93" draw:end-glue-point="4" svg:d="M9078 15208l-43 1457" svg:viewBox="0 0 44 1458">
          <text:p/>
        </draw:connector>
        <draw:custom-shape draw:style-name="gr72" draw:text-style-name="P12" xml:id="id94" draw:id="id94" draw:layer="layout" svg:width="5.949cm" svg:height="1.016cm" svg:x="6.095cm" svg:y="19.486cm">
          <text:p text:style-name="P3"><text:span text:style-name="T2">meanvmean/img*/</text:span><text:span text:style-name="T2">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9.035cm" svg:y1="17.367cm" svg:x2="9.07cm" svg:y2="19.486cm" draw:start-shape="id93" draw:start-glue-point="6" draw:end-shape="id94" draw:end-glue-point="4" svg:d="M9035 17367l35 2119" svg:viewBox="0 0 36 2120">
          <text:p/>
        </draw:connector>
        <draw:custom-shape draw:style-name="gr73" draw:text-style-name="P20" xml:id="id95" draw:id="id95" draw:layer="layout" svg:width="4.501cm" svg:height="0.735cm" svg:x="6.867cm" svg:y="22.415cm">
          <text:p text:style-name="P3"><text:span text:style-name="T2">latex_BinMean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9.07cm" svg:y1="20.502cm" svg:x2="9.118cm" svg:y2="22.415cm" draw:start-shape="id94" draw:start-glue-point="6" draw:end-shape="id95" draw:end-glue-point="4" svg:d="M9070 20502l48 1913" svg:viewBox="0 0 49 1914">
          <text:p/>
        </draw:connector>
        <draw:custom-shape draw:style-name="gr72" draw:text-style-name="P12" xml:id="id96" draw:id="id96" draw:layer="layout" svg:width="5.949cm" svg:height="1.016cm" svg:x="6.155cm" svg:y="24.637cm">
          <text:p text:style-name="P3"><text:span text:style-name="T2">meanvmean/</text:span><text:span text:style-name="T2">img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9.118cm" svg:y1="23.15cm" svg:x2="9.13cm" svg:y2="24.637cm" draw:start-shape="id95" draw:start-glue-point="6" draw:end-shape="id96" draw:end-glue-point="4" svg:d="M9118 23150l12 1487" svg:viewBox="0 0 13 1488">
          <text:p/>
        </draw:connector>
        <draw:custom-shape draw:style-name="gr74" draw:text-style-name="P27" xml:id="id97" draw:id="id97" draw:layer="layout" svg:width="6.912cm" svg:height="0.702cm" svg:x="15.291cm" svg:y="11.72cm">
          <text:p text:style-name="P3"><text:span text:style-name="T2">Triple/</text:span><text:span text:style-name="T2">QuadrupleCatTreeDi</text:span><text:span text:style-name="T2">st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4.144cm" svg:y1="7.223cm" svg:x2="18.747cm" svg:y2="11.72cm" draw:start-shape="id90" draw:start-glue-point="6" draw:end-shape="id97" draw:end-glue-point="4" svg:d="M14144 7223v502l4603 3454v541" svg:viewBox="0 0 4604 4498">
          <text:p/>
        </draw:connector>
        <draw:custom-shape draw:style-name="gr75" draw:text-style-name="P20" xml:id="id98" draw:id="id98" draw:layer="layout" svg:width="9.144cm" svg:height="0.735cm" svg:x="14.202cm" svg:y="22.297cm">
          <text:p text:style-name="P3"><text:span text:style-name="T2">latex_{Triple,Q</text:span><text:span text:style-name="T2">uadruple}CatT</text:span><text:span text:style-name="T2">ree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12" xml:id="id99" draw:id="id99" draw:layer="layout" svg:width="5.949cm" svg:height="1.016cm" svg:x="15.853cm" svg:y="24.818cm">
          <text:p text:style-name="P3"><text:span text:style-name="T2">{triple,quadruple}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774cm" svg:y1="23.032cm" svg:x2="18.828cm" svg:y2="24.818cm" draw:start-shape="id98" draw:start-glue-point="6" draw:end-shape="id99" draw:end-glue-point="4" svg:d="M18774 23032l54 1786" svg:viewBox="0 0 55 1787">
          <text:p/>
        </draw:connector>
        <draw:custom-shape draw:style-name="gr70" draw:text-style-name="P12" xml:id="id100" draw:id="id100" draw:layer="layout" svg:width="4.195cm" svg:height="1.016cm" svg:x="16.652cm" svg:y="14.163cm">
          <text:p text:style-name="P3"><text:span text:style-name="T2">cattreetriples/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747cm" svg:y1="12.422cm" svg:x2="18.75cm" svg:y2="14.163cm" draw:start-shape="id97" draw:start-glue-point="6" draw:end-shape="id100" draw:end-glue-point="4" svg:d="M18747 12422l3 1741" svg:viewBox="0 0 4 1742">
          <text:p/>
        </draw:connector>
        <draw:connector draw:style-name="gr13" draw:text-style-name="P14" draw:layer="layout" draw:type="line" svg:x1="18.75cm" svg:y1="15.179cm" svg:x2="18.774cm" svg:y2="22.297cm" draw:start-shape="id100" draw:start-glue-point="6" draw:end-shape="id98" draw:end-glue-point="4" svg:d="M18750 15179l24 7118" svg:viewBox="0 0 25 71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2-02-25T11:46:33.599294617</dc:date>
    <meta:editing-duration>PT23H22M25S</meta:editing-duration>
    <meta:editing-cycles>77</meta:editing-cycles>
    <meta:generator>LibreOffice/6.0.7.3$Linux_X86_64 LibreOffice_project/00m0$Build-3</meta:generator>
    <meta:document-statistic meta:object-count="215"/>
  </office:meta>
</office:document-meta>
</file>